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guest">
        <table:table-row>
          <table:table-cell office:value-type="string">
            <text:p>rujl9g</text:p>
          </table:table-cell>
          <table:table-cell office:value-type="float" office:value="1">
            <text:p>1</text:p>
          </table:table-cell>
          <table:table-cell office:value-type="string">
            <text:p>asda</text:p>
          </table:table-cell>
        </table:table-row>
        <table:table-row>
          <table:table-cell office:value-type="string">
            <text:p>rujl9s</text:p>
          </table:table-cell>
          <table:table-cell office:value-type="float" office:value="3">
            <text:p>3</text:p>
          </table:table-cell>
          <table:table-cell office:value-type="string">
            <text:p>Rapli</text:p>
          </table:table-cell>
        </table:table-row>
      </table:table>
      <table:table table:name="guest_order"/>
      <table:table table:name="orders"/>
      <table:table table:name="product">
        <table:table-row>
          <table:table-cell office:value-type="string">
            <text:p>BB1M</text:p>
          </table:table-cell>
          <table:table-cell office:value-type="string">
            <text:p>Makanan</text:p>
          </table:table-cell>
          <table:table-cell office:value-type="string">
            <text:p>Manis</text:p>
          </table:table-cell>
          <table:table-cell office:value-type="string">
            <text:p>Bakso Bakar Hore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BB1P</text:p>
          </table:table-cell>
          <table:table-cell office:value-type="string">
            <text:p>Makanan</text:p>
          </table:table-cell>
          <table:table-cell office:value-type="string">
            <text:p>Pedas</text:p>
          </table:table-cell>
          <table:table-cell office:value-type="string">
            <text:p>Bakso Bakar Hore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BB2M</text:p>
          </table:table-cell>
          <table:table-cell office:value-type="string">
            <text:p>Makanan</text:p>
          </table:table-cell>
          <table:table-cell office:value-type="string">
            <text:p>Manis</text:p>
          </table:table-cell>
          <table:table-cell office:value-type="string">
            <text:p>Bakso Bakar Yummie</text:p>
          </table:table-cell>
          <table:table-cell office:value-type="float" office:value="17000">
            <text:p>17000</text:p>
          </table:table-cell>
        </table:table-row>
        <table:table-row>
          <table:table-cell office:value-type="string">
            <text:p>BB2P</text:p>
          </table:table-cell>
          <table:table-cell office:value-type="string">
            <text:p>Makanan</text:p>
          </table:table-cell>
          <table:table-cell office:value-type="string">
            <text:p>Pedas</text:p>
          </table:table-cell>
          <table:table-cell office:value-type="string">
            <text:p>Bakso Bakar Yummie</text:p>
          </table:table-cell>
          <table:table-cell office:value-type="float" office:value="17000">
            <text:p>17000</text:p>
          </table:table-cell>
        </table:table-row>
        <table:table-row>
          <table:table-cell office:value-type="string">
            <text:p>BK1C</text:p>
          </table:table-cell>
          <table:table-cell office:value-type="string">
            <text:p>Makanan</text:p>
          </table:table-cell>
          <table:table-cell office:value-type="string">
            <text:p>Campur</text:p>
          </table:table-cell>
          <table:table-cell office:value-type="string">
            <text:p>Bakso Hore</text:p>
          </table:table-cell>
          <table:table-cell office:value-type="float" office:value="12000">
            <text:p>12000</text:p>
          </table:table-cell>
        </table:table-row>
        <table:table-row>
          <table:table-cell office:value-type="string">
            <text:p>BK1H</text:p>
          </table:table-cell>
          <table:table-cell office:value-type="string">
            <text:p>Makanan</text:p>
          </table:table-cell>
          <table:table-cell office:value-type="string">
            <text:p>Halus</text:p>
          </table:table-cell>
          <table:table-cell office:value-type="string">
            <text:p>Bakso Hore</text:p>
          </table:table-cell>
          <table:table-cell office:value-type="float" office:value="12000">
            <text:p>12000</text:p>
          </table:table-cell>
        </table:table-row>
        <table:table-row>
          <table:table-cell office:value-type="string">
            <text:p>BK1U</text:p>
          </table:table-cell>
          <table:table-cell office:value-type="string">
            <text:p>Makanan</text:p>
          </table:table-cell>
          <table:table-cell office:value-type="string">
            <text:p>Urat</text:p>
          </table:table-cell>
          <table:table-cell office:value-type="string">
            <text:p>Bakso Hore</text:p>
          </table:table-cell>
          <table:table-cell office:value-type="float" office:value="12000">
            <text:p>12000</text:p>
          </table:table-cell>
        </table:table-row>
        <table:table-row>
          <table:table-cell office:value-type="string">
            <text:p>BK2C</text:p>
          </table:table-cell>
          <table:table-cell office:value-type="string">
            <text:p>Makanan</text:p>
          </table:table-cell>
          <table:table-cell office:value-type="string">
            <text:p>Campur</text:p>
          </table:table-cell>
          <table:table-cell office:value-type="string">
            <text:p>Bakso Yummie</text:p>
          </table:table-cell>
          <table:table-cell office:value-type="float" office:value="15000">
            <text:p>15000</text:p>
          </table:table-cell>
        </table:table-row>
        <table:table-row>
          <table:table-cell office:value-type="string">
            <text:p>BK2H</text:p>
          </table:table-cell>
          <table:table-cell office:value-type="string">
            <text:p>Makanan</text:p>
          </table:table-cell>
          <table:table-cell office:value-type="string">
            <text:p>Halus</text:p>
          </table:table-cell>
          <table:table-cell office:value-type="string">
            <text:p>Bakso Yummie</text:p>
          </table:table-cell>
          <table:table-cell office:value-type="float" office:value="15000">
            <text:p>15000</text:p>
          </table:table-cell>
        </table:table-row>
        <table:table-row>
          <table:table-cell office:value-type="string">
            <text:p>BK2U</text:p>
          </table:table-cell>
          <table:table-cell office:value-type="string">
            <text:p>Makanan</text:p>
          </table:table-cell>
          <table:table-cell office:value-type="string">
            <text:p>Urat</text:p>
          </table:table-cell>
          <table:table-cell office:value-type="string">
            <text:p>Bakso Yummie</text:p>
          </table:table-cell>
          <table:table-cell office:value-type="float" office:value="15000">
            <text:p>15000</text:p>
          </table:table-cell>
        </table:table-row>
        <table:table-row>
          <table:table-cell office:value-type="string">
            <text:p>BK3C</text:p>
          </table:table-cell>
          <table:table-cell office:value-type="string">
            <text:p>Makanan</text:p>
          </table:table-cell>
          <table:table-cell office:value-type="string">
            <text:p>Campur</text:p>
          </table:table-cell>
          <table:table-cell office:value-type="string">
            <text:p>Bakso Happy</text:p>
          </table:table-cell>
          <table:table-cell office:value-type="float" office:value="18000">
            <text:p>18000</text:p>
          </table:table-cell>
        </table:table-row>
        <table:table-row>
          <table:table-cell office:value-type="string">
            <text:p>BK3H</text:p>
          </table:table-cell>
          <table:table-cell office:value-type="string">
            <text:p>Makanan</text:p>
          </table:table-cell>
          <table:table-cell office:value-type="string">
            <text:p>Halus</text:p>
          </table:table-cell>
          <table:table-cell office:value-type="string">
            <text:p>Bakso Happy</text:p>
          </table:table-cell>
          <table:table-cell office:value-type="float" office:value="18000">
            <text:p>18000</text:p>
          </table:table-cell>
        </table:table-row>
        <table:table-row>
          <table:table-cell office:value-type="string">
            <text:p>BK3U</text:p>
          </table:table-cell>
          <table:table-cell office:value-type="string">
            <text:p>Makanan</text:p>
          </table:table-cell>
          <table:table-cell office:value-type="string">
            <text:p>Urat</text:p>
          </table:table-cell>
          <table:table-cell office:value-type="string">
            <text:p>Bakso Happy</text:p>
          </table:table-cell>
          <table:table-cell office:value-type="float" office:value="18000">
            <text:p>18000</text:p>
          </table:table-cell>
        </table:table-row>
        <table:table-row>
          <table:table-cell office:value-type="string">
            <text:p>BK4C</text:p>
          </table:table-cell>
          <table:table-cell office:value-type="string">
            <text:p>Makanan</text:p>
          </table:table-cell>
          <table:table-cell office:value-type="string">
            <text:p>Campur</text:p>
          </table:table-cell>
          <table:table-cell office:value-type="string">
            <text:p>Bakso Judez</text:p>
          </table:table-cell>
          <table:table-cell office:value-type="float" office:value="17000">
            <text:p>17000</text:p>
          </table:table-cell>
        </table:table-row>
        <table:table-row>
          <table:table-cell office:value-type="string">
            <text:p>BK4H</text:p>
          </table:table-cell>
          <table:table-cell office:value-type="string">
            <text:p>Makanan</text:p>
          </table:table-cell>
          <table:table-cell office:value-type="string">
            <text:p>Halus</text:p>
          </table:table-cell>
          <table:table-cell office:value-type="string">
            <text:p>Bakso Judez</text:p>
          </table:table-cell>
          <table:table-cell office:value-type="float" office:value="17000">
            <text:p>17000</text:p>
          </table:table-cell>
        </table:table-row>
        <table:table-row>
          <table:table-cell office:value-type="string">
            <text:p>BK4U</text:p>
          </table:table-cell>
          <table:table-cell office:value-type="string">
            <text:p>Makanan</text:p>
          </table:table-cell>
          <table:table-cell office:value-type="string">
            <text:p>Urat</text:p>
          </table:table-cell>
          <table:table-cell office:value-type="string">
            <text:p>Bakso Judez</text:p>
          </table:table-cell>
          <table:table-cell office:value-type="float" office:value="17000">
            <text:p>17000</text:p>
          </table:table-cell>
        </table:table-row>
        <table:table-row>
          <table:table-cell office:value-type="string">
            <text:p>BK5U</text:p>
          </table:table-cell>
          <table:table-cell office:value-type="string">
            <text:p>Makanan</text:p>
          </table:table-cell>
          <table:table-cell office:value-type="string">
            <text:p>Urat</text:p>
          </table:table-cell>
          <table:table-cell office:value-type="string">
            <text:p>Bakso Jumbo Tidak Pedas</text:p>
          </table:table-cell>
          <table:table-cell office:value-type="float" office:value="17000">
            <text:p>17000</text:p>
          </table:table-cell>
        </table:table-row>
        <table:table-row>
          <table:table-cell office:value-type="string">
            <text:p>BK5UH</text:p>
          </table:table-cell>
          <table:table-cell office:value-type="string">
            <text:p>Makanan</text:p>
          </table:table-cell>
          <table:table-cell office:value-type="string">
            <text:p>Halus</text:p>
          </table:table-cell>
          <table:table-cell office:value-type="string">
            <text:p>Bakso Jumbo Tidak Pedas</text:p>
          </table:table-cell>
          <table:table-cell office:value-type="float" office:value="17000">
            <text:p>17000</text:p>
          </table:table-cell>
        </table:table-row>
        <table:table-row>
          <table:table-cell office:value-type="string">
            <text:p>BK6C</text:p>
          </table:table-cell>
          <table:table-cell office:value-type="string">
            <text:p>Makanan</text:p>
          </table:table-cell>
          <table:table-cell office:value-type="string">
            <text:p>Campur</text:p>
          </table:table-cell>
          <table:table-cell office:value-type="string">
            <text:p>Bakso Jumbo Isian Tetelan</text:p>
          </table:table-cell>
          <table:table-cell office:value-type="float" office:value="20000">
            <text:p>20000</text:p>
          </table:table-cell>
        </table:table-row>
        <table:table-row>
          <table:table-cell office:value-type="string">
            <text:p>BK6H</text:p>
          </table:table-cell>
          <table:table-cell office:value-type="string">
            <text:p>Makanan</text:p>
          </table:table-cell>
          <table:table-cell office:value-type="string">
            <text:p>Halus</text:p>
          </table:table-cell>
          <table:table-cell office:value-type="string">
            <text:p>Bakso Jumbo Isian Tetelan</text:p>
          </table:table-cell>
          <table:table-cell office:value-type="float" office:value="20000">
            <text:p>20000</text:p>
          </table:table-cell>
        </table:table-row>
        <table:table-row>
          <table:table-cell office:value-type="string">
            <text:p>BK6U</text:p>
          </table:table-cell>
          <table:table-cell office:value-type="string">
            <text:p>Makanan</text:p>
          </table:table-cell>
          <table:table-cell office:value-type="string">
            <text:p>Urat</text:p>
          </table:table-cell>
          <table:table-cell office:value-type="string">
            <text:p>Bakso Jumbo Isian Tetelan</text:p>
          </table:table-cell>
          <table:table-cell office:value-type="float" office:value="20000">
            <text:p>20000</text:p>
          </table:table-cell>
        </table:table-row>
        <table:table-row>
          <table:table-cell office:value-type="string">
            <text:p>BK7C</text:p>
          </table:table-cell>
          <table:table-cell office:value-type="string">
            <text:p>Makanan</text:p>
          </table:table-cell>
          <table:table-cell office:value-type="string">
            <text:p>Campur</text:p>
          </table:table-cell>
          <table:table-cell office:value-type="string">
            <text:p>Bakso Bagong</text:p>
          </table:table-cell>
          <table:table-cell office:value-type="float" office:value="35000">
            <text:p>35000</text:p>
          </table:table-cell>
        </table:table-row>
        <table:table-row>
          <table:table-cell office:value-type="string">
            <text:p>BK7H</text:p>
          </table:table-cell>
          <table:table-cell office:value-type="string">
            <text:p>Makanan</text:p>
          </table:table-cell>
          <table:table-cell office:value-type="string">
            <text:p>Halus</text:p>
          </table:table-cell>
          <table:table-cell office:value-type="string">
            <text:p>Bakso Bagong</text:p>
          </table:table-cell>
          <table:table-cell office:value-type="float" office:value="35000">
            <text:p>35000</text:p>
          </table:table-cell>
        </table:table-row>
        <table:table-row>
          <table:table-cell office:value-type="string">
            <text:p>BK7U</text:p>
          </table:table-cell>
          <table:table-cell office:value-type="string">
            <text:p>Makanan</text:p>
          </table:table-cell>
          <table:table-cell office:value-type="string">
            <text:p>Urat</text:p>
          </table:table-cell>
          <table:table-cell office:value-type="string">
            <text:p>Bakso Bagong</text:p>
          </table:table-cell>
          <table:table-cell office:value-type="float" office:value="35000">
            <text:p>35000</text:p>
          </table:table-cell>
        </table:table-row>
        <table:table-row>
          <table:table-cell office:value-type="string">
            <text:p>ED1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Teller Durian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ED2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Campur Gula Jawa Durian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ED3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Pelangi Durian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ED4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Degan Durian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ED5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Alpukat Durian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ED6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Alpukat Degan Durian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ED7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Cincau Hitam Durian</text:p>
          </table:table-cell>
          <table:table-cell office:value-type="float" office:value="14000">
            <text:p>14000</text:p>
          </table:table-cell>
        </table:table-row>
        <table:table-row>
          <table:table-cell office:value-type="string">
            <text:p>EJ1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Melon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J2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Mangga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J3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Alpukat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J4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Semangka</text:p>
          </table:table-cell>
          <table:table-cell office:value-type="float" office:value="18000">
            <text:p>18000</text:p>
          </table:table-cell>
        </table:table-row>
        <table:table-row>
          <table:table-cell office:value-type="string">
            <text:p>EJ5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Jambu Merah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J6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Sirsat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J7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Durian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J8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Juice Jeruk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O1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Teler Palgading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O10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Milkshake Oreo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O11E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/Hot Milo</text:p>
          </table:table-cell>
          <table:table-cell office:value-type="float" office:value="6000">
            <text:p>6000</text:p>
          </table:table-cell>
        </table:table-row>
        <table:table-row>
          <table:table-cell office:value-type="string">
            <text:p>EO11H</text:p>
          </table:table-cell>
          <table:table-cell office:value-type="string">
            <text:p>Minuman</text:p>
          </table:table-cell>
          <table:table-cell office:value-type="string">
            <text:p>Hot</text:p>
          </table:table-cell>
          <table:table-cell office:value-type="string">
            <text:p>Es/Hot Milo</text:p>
          </table:table-cell>
          <table:table-cell office:value-type="float" office:value="6000">
            <text:p>6000</text:p>
          </table:table-cell>
        </table:table-row>
        <table:table-row>
          <table:table-cell office:value-type="string">
            <text:p>EO12E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/Hot Capucino</text:p>
          </table:table-cell>
          <table:table-cell office:value-type="float" office:value="6000">
            <text:p>6000</text:p>
          </table:table-cell>
        </table:table-row>
        <table:table-row>
          <table:table-cell office:value-type="string">
            <text:p>EO12H</text:p>
          </table:table-cell>
          <table:table-cell office:value-type="string">
            <text:p>Minuman</text:p>
          </table:table-cell>
          <table:table-cell office:value-type="string">
            <text:p>Hot</text:p>
          </table:table-cell>
          <table:table-cell office:value-type="string">
            <text:p>Es/Hot Capucino</text:p>
          </table:table-cell>
          <table:table-cell office:value-type="float" office:value="6000">
            <text:p>6000</text:p>
          </table:table-cell>
        </table:table-row>
        <table:table-row>
          <table:table-cell office:value-type="string">
            <text:p>EO13E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/Hot Chocolate</text:p>
          </table:table-cell>
          <table:table-cell office:value-type="float" office:value="6000">
            <text:p>6000</text:p>
          </table:table-cell>
        </table:table-row>
        <table:table-row>
          <table:table-cell office:value-type="string">
            <text:p>EO13H</text:p>
          </table:table-cell>
          <table:table-cell office:value-type="string">
            <text:p>Minuman</text:p>
          </table:table-cell>
          <table:table-cell office:value-type="string">
            <text:p>Hot</text:p>
          </table:table-cell>
          <table:table-cell office:value-type="string">
            <text:p>Es/Hot Chocolate</text:p>
          </table:table-cell>
          <table:table-cell office:value-type="float" office:value="6000">
            <text:p>6000</text:p>
          </table:table-cell>
        </table:table-row>
        <table:table-row>
          <table:table-cell office:value-type="string">
            <text:p>EO14E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/Hot Teh</text:p>
          </table:table-cell>
          <table:table-cell office:value-type="float" office:value="4000">
            <text:p>4000</text:p>
          </table:table-cell>
        </table:table-row>
        <table:table-row>
          <table:table-cell office:value-type="string">
            <text:p>EO14H</text:p>
          </table:table-cell>
          <table:table-cell office:value-type="string">
            <text:p>Minuman</text:p>
          </table:table-cell>
          <table:table-cell office:value-type="string">
            <text:p>Hot</text:p>
          </table:table-cell>
          <table:table-cell office:value-type="string">
            <text:p>Es/Hot Teh</text:p>
          </table:table-cell>
          <table:table-cell office:value-type="float" office:value="4000">
            <text:p>4000</text:p>
          </table:table-cell>
        </table:table-row>
        <table:table-row>
          <table:table-cell office:value-type="string">
            <text:p>EO15E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/Hot Jeruk</text:p>
          </table:table-cell>
          <table:table-cell office:value-type="float" office:value="5000">
            <text:p>5000</text:p>
          </table:table-cell>
        </table:table-row>
        <table:table-row>
          <table:table-cell office:value-type="string">
            <text:p>EO15H</text:p>
          </table:table-cell>
          <table:table-cell office:value-type="string">
            <text:p>Minuman</text:p>
          </table:table-cell>
          <table:table-cell office:value-type="string">
            <text:p>Hot</text:p>
          </table:table-cell>
          <table:table-cell office:value-type="string">
            <text:p>Es/Hot Jeruk</text:p>
          </table:table-cell>
          <table:table-cell office:value-type="float" office:value="5000">
            <text:p>5000</text:p>
          </table:table-cell>
        </table:table-row>
        <table:table-row>
          <table:table-cell office:value-type="string">
            <text:p>EO16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Sirup</text:p>
          </table:table-cell>
          <table:table-cell office:value-type="float" office:value="5000">
            <text:p>5000</text:p>
          </table:table-cell>
        </table:table-row>
        <table:table-row>
          <table:table-cell office:value-type="string">
            <text:p>EO17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Saparela</text:p>
          </table:table-cell>
          <table:table-cell office:value-type="float" office:value="12000">
            <text:p>12000</text:p>
          </table:table-cell>
        </table:table-row>
        <table:table-row>
          <table:table-cell office:value-type="string">
            <text:p>EO18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Soda Gembira</text:p>
          </table:table-cell>
          <table:table-cell office:value-type="float" office:value="12000">
            <text:p>12000</text:p>
          </table:table-cell>
        </table:table-row>
        <table:table-row>
          <table:table-cell office:value-type="string">
            <text:p>EO19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Kopi Hitam</text:p>
          </table:table-cell>
          <table:table-cell office:value-type="float" office:value="5000">
            <text:p>5000</text:p>
          </table:table-cell>
        </table:table-row>
        <table:table-row>
          <table:table-cell office:value-type="string">
            <text:p>EO2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Campur Gula Jawa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O3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Pelangi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O4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Manado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O5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Cendol Pelangi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EO6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Cincau Hitam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O7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Capcin(Capucino Cincau)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O8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Micin(Milo Cincau)</text:p>
          </table:table-cell>
          <table:table-cell office:value-type="float" office:value="8000">
            <text:p>8000</text:p>
          </table:table-cell>
        </table:table-row>
        <table:table-row>
          <table:table-cell office:value-type="string">
            <text:p>EO9</text:p>
          </table:table-cell>
          <table:table-cell office:value-type="string">
            <text:p>Minuman</text:p>
          </table:table-cell>
          <table:table-cell office:value-type="string">
            <text:p>Es</text:p>
          </table:table-cell>
          <table:table-cell office:value-type="string">
            <text:p>Es Milkshake Oreo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JJ1</text:p>
          </table:table-cell>
          <table:table-cell office:value-type="string">
            <text:p>Jajanan</text:p>
          </table:table-cell>
          <table:table-cell office:value-type="string">
            <text:p>Jajanan</text:p>
          </table:table-cell>
          <table:table-cell office:value-type="string">
            <text:p>French Fries(Kentang Goreng)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JJ2</text:p>
          </table:table-cell>
          <table:table-cell office:value-type="string">
            <text:p>Jajanan</text:p>
          </table:table-cell>
          <table:table-cell office:value-type="string">
            <text:p>Jajanan</text:p>
          </table:table-cell>
          <table:table-cell office:value-type="string">
            <text:p>Tela-Telo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JJ3</text:p>
          </table:table-cell>
          <table:table-cell office:value-type="string">
            <text:p>Jajanan</text:p>
          </table:table-cell>
          <table:table-cell office:value-type="string">
            <text:p>Jajanan</text:p>
          </table:table-cell>
          <table:table-cell office:value-type="string">
            <text:p>Batagor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MA1G</text:p>
          </table:table-cell>
          <table:table-cell office:value-type="string">
            <text:p>Makanan</text:p>
          </table:table-cell>
          <table:table-cell office:value-type="string">
            <text:p>Goreng</text:p>
          </table:table-cell>
          <table:table-cell office:value-type="string">
            <text:p>Mie Ayam Original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MA1K</text:p>
          </table:table-cell>
          <table:table-cell office:value-type="string">
            <text:p>Makanan</text:p>
          </table:table-cell>
          <table:table-cell office:value-type="string">
            <text:p>Kuah</text:p>
          </table:table-cell>
          <table:table-cell office:value-type="string">
            <text:p>Mie Ayam Original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MA2G</text:p>
          </table:table-cell>
          <table:table-cell office:value-type="string">
            <text:p>Makanan</text:p>
          </table:table-cell>
          <table:table-cell office:value-type="string">
            <text:p>Goreng</text:p>
          </table:table-cell>
          <table:table-cell office:value-type="string">
            <text:p>Mie Ayam Jumbo</text:p>
          </table:table-cell>
          <table:table-cell office:value-type="float" office:value="16000">
            <text:p>16000</text:p>
          </table:table-cell>
        </table:table-row>
        <table:table-row>
          <table:table-cell office:value-type="string">
            <text:p>MA2K</text:p>
          </table:table-cell>
          <table:table-cell office:value-type="string">
            <text:p>Makanan</text:p>
          </table:table-cell>
          <table:table-cell office:value-type="string">
            <text:p>Kuah</text:p>
          </table:table-cell>
          <table:table-cell office:value-type="string">
            <text:p>Mie Ayam Jumbo</text:p>
          </table:table-cell>
          <table:table-cell office:value-type="float" office:value="16000">
            <text:p>16000</text:p>
          </table:table-cell>
        </table:table-row>
        <table:table-row>
          <table:table-cell office:value-type="string">
            <text:p>MA3G</text:p>
          </table:table-cell>
          <table:table-cell office:value-type="string">
            <text:p>Makanan</text:p>
          </table:table-cell>
          <table:table-cell office:value-type="string">
            <text:p>Goreng</text:p>
          </table:table-cell>
          <table:table-cell office:value-type="string">
            <text:p>Mie Ayam Super Jumbo Komplit</text:p>
          </table:table-cell>
          <table:table-cell office:value-type="float" office:value="16000">
            <text:p>16000</text:p>
          </table:table-cell>
        </table:table-row>
        <table:table-row>
          <table:table-cell office:value-type="string">
            <text:p>MA3K</text:p>
          </table:table-cell>
          <table:table-cell office:value-type="string">
            <text:p>Makanan</text:p>
          </table:table-cell>
          <table:table-cell office:value-type="string">
            <text:p>Kuah</text:p>
          </table:table-cell>
          <table:table-cell office:value-type="string">
            <text:p>Mie Ayam Super Jumbo Komplit</text:p>
          </table:table-cell>
          <table:table-cell office:value-type="float" office:value="16000">
            <text:p>16000</text:p>
          </table:table-cell>
        </table:table-row>
        <table:table-row>
          <table:table-cell office:value-type="string">
            <text:p>ST1</text:p>
          </table:table-cell>
          <table:table-cell office:value-type="string">
            <text:p>Makanan</text:p>
          </table:table-cell>
          <table:table-cell office:value-type="string">
            <text:p>Soto</text:p>
          </table:table-cell>
          <table:table-cell office:value-type="string">
            <text:p>Nasi Soto Daging Sapi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ST2</text:p>
          </table:table-cell>
          <table:table-cell office:value-type="string">
            <text:p>Makanan</text:p>
          </table:table-cell>
          <table:table-cell office:value-type="string">
            <text:p>Soto</text:p>
          </table:table-cell>
          <table:table-cell office:value-type="string">
            <text:p>Soto Daging Sapi(Tanpa Nasi)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ST3</text:p>
          </table:table-cell>
          <table:table-cell office:value-type="string">
            <text:p>Makanan</text:p>
          </table:table-cell>
          <table:table-cell office:value-type="string">
            <text:p>Soto</text:p>
          </table:table-cell>
          <table:table-cell office:value-type="string">
            <text:p>Nasi Soto Ayam</text:p>
          </table:table-cell>
          <table:table-cell office:value-type="float" office:value="10000">
            <text:p>10000</text:p>
          </table:table-cell>
        </table:table-row>
        <table:table-row>
          <table:table-cell office:value-type="string">
            <text:p>ST4</text:p>
          </table:table-cell>
          <table:table-cell office:value-type="string">
            <text:p>Makanan</text:p>
          </table:table-cell>
          <table:table-cell office:value-type="string">
            <text:p>Soto</text:p>
          </table:table-cell>
          <table:table-cell office:value-type="string">
            <text:p>Soto Ayam(Tanpa Nasi)</text:p>
          </table:table-cell>
          <table:table-cell office:value-type="float" office:value="8000">
            <text:p>8000</text:p>
          </table:table-cell>
        </table:table-row>
      </table:table>
      <table:table table:name="product_order"/>
      <table:table table:name="product_stock"/>
      <table:table table:name="topping">
        <table:table-row>
          <table:table-cell office:value-type="string">
            <text:p>BATOP1</text:p>
          </table:table-cell>
          <table:table-cell office:value-type="string">
            <text:p>1 Pentol Bakso Urat/Halus</text:p>
          </table:table-cell>
          <table:table-cell office:value-type="string">
            <text:p>Bakso</text:p>
          </table:table-cell>
          <table:table-cell office:value-type="float" office:value="3000">
            <text:p>3000</text:p>
          </table:table-cell>
        </table:table-row>
        <table:table-row>
          <table:table-cell office:value-type="string">
            <text:p>BATOP2</text:p>
          </table:table-cell>
          <table:table-cell office:value-type="string">
            <text:p>1 Pangsit Goreng/Kukus (/pcs)</text:p>
          </table:table-cell>
          <table:table-cell office:value-type="string">
            <text:p>Bakso</text:p>
          </table:table-cell>
          <table:table-cell office:value-type="float" office:value="1500">
            <text:p>1500</text:p>
          </table:table-cell>
        </table:table-row>
        <table:table-row>
          <table:table-cell office:value-type="string">
            <text:p>BATOP3</text:p>
          </table:table-cell>
          <table:table-cell office:value-type="string">
            <text:p>1 Tahu Bakso (/pcs)</text:p>
          </table:table-cell>
          <table:table-cell office:value-type="string">
            <text:p>Bakso</text:p>
          </table:table-cell>
          <table:table-cell office:value-type="float" office:value="1500">
            <text:p>1500</text:p>
          </table:table-cell>
        </table:table-row>
        <table:table-row>
          <table:table-cell office:value-type="string">
            <text:p>BATOP4</text:p>
          </table:table-cell>
          <table:table-cell office:value-type="string">
            <text:p>Tetelan Sapi</text:p>
          </table:table-cell>
          <table:table-cell office:value-type="string">
            <text:p>Bakso</text:p>
          </table:table-cell>
          <table:table-cell office:value-type="float" office:value="7000">
            <text:p>7000</text:p>
          </table:table-cell>
        </table:table-row>
        <table:table-row>
          <table:table-cell office:value-type="string">
            <text:p>BATOP5</text:p>
          </table:table-cell>
          <table:table-cell office:value-type="string">
            <text:p>Kuah Bakso, Mie Kuning &amp; Mie Soon</text:p>
          </table:table-cell>
          <table:table-cell office:value-type="string">
            <text:p>Bakso</text:p>
          </table:table-cell>
          <table:table-cell office:value-type="float" office:value="2000">
            <text:p>2000</text:p>
          </table:table-cell>
        </table:table-row>
        <table:table-row>
          <table:table-cell office:value-type="string">
            <text:p>BBTOP1</text:p>
          </table:table-cell>
          <table:table-cell office:value-type="string">
            <text:p>Extra Kuah, Mie * Soon</text:p>
          </table:table-cell>
          <table:table-cell office:value-type="string">
            <text:p>Bakso Bakar</text:p>
          </table:table-cell>
          <table:table-cell office:value-type="float" office:value="2000">
            <text:p>2000</text:p>
          </table:table-cell>
        </table:table-row>
        <table:table-row>
          <table:table-cell office:value-type="string">
            <text:p>BBTOP2</text:p>
          </table:table-cell>
          <table:table-cell office:value-type="string">
            <text:p>Extra Pangsit Goreng</text:p>
          </table:table-cell>
          <table:table-cell office:value-type="string">
            <text:p>Bakso Bakar</text:p>
          </table:table-cell>
          <table:table-cell office:value-type="float" office:value="1500">
            <text:p>1500</text:p>
          </table:table-cell>
        </table:table-row>
        <table:table-row>
          <table:table-cell office:value-type="string">
            <text:p>BBTOP3</text:p>
          </table:table-cell>
          <table:table-cell office:value-type="string">
            <text:p>Extra Tahu Bakso</text:p>
          </table:table-cell>
          <table:table-cell office:value-type="string">
            <text:p>Bakso Bakar</text:p>
          </table:table-cell>
          <table:table-cell office:value-type="float" office:value="1500">
            <text:p>1500</text:p>
          </table:table-cell>
        </table:table-row>
        <table:table-row>
          <table:table-cell office:value-type="string">
            <text:p>MATOP1</text:p>
          </table:table-cell>
          <table:table-cell office:value-type="string">
            <text:p>Extra Ayam</text:p>
          </table:table-cell>
          <table:table-cell office:value-type="string">
            <text:p>Mie Ayam</text:p>
          </table:table-cell>
          <table:table-cell office:value-type="float" office:value="3000">
            <text:p>3000</text:p>
          </table:table-cell>
        </table:table-row>
        <table:table-row>
          <table:table-cell office:value-type="string">
            <text:p>MATOP2</text:p>
          </table:table-cell>
          <table:table-cell office:value-type="string">
            <text:p>Extra Tetelan Sapi</text:p>
          </table:table-cell>
          <table:table-cell office:value-type="string">
            <text:p>Mie Ayam</text:p>
          </table:table-cell>
          <table:table-cell office:value-type="float" office:value="7000">
            <text:p>7000</text:p>
          </table:table-cell>
        </table:table-row>
        <table:table-row>
          <table:table-cell office:value-type="string">
            <text:p>MATOP3</text:p>
          </table:table-cell>
          <table:table-cell office:value-type="string">
            <text:p>Cakar (2 pcs)</text:p>
          </table:table-cell>
          <table:table-cell office:value-type="string">
            <text:p>Mie Ayam</text:p>
          </table:table-cell>
          <table:table-cell office:value-type="float" office:value="4000">
            <text:p>4000</text:p>
          </table:table-cell>
        </table:table-row>
        <table:table-row>
          <table:table-cell office:value-type="string">
            <text:p>MATOP4</text:p>
          </table:table-cell>
          <table:table-cell office:value-type="string">
            <text:p>Kepala</text:p>
          </table:table-cell>
          <table:table-cell office:value-type="string">
            <text:p>Mie Ayam</text:p>
          </table:table-cell>
          <table:table-cell office:value-type="float" office:value="4000">
            <text:p>4000</text:p>
          </table:table-cell>
        </table:table-row>
        <table:table-row>
          <table:table-cell office:value-type="string">
            <text:p>MATOP5</text:p>
          </table:table-cell>
          <table:table-cell office:value-type="string">
            <text:p>Bakso Sapi</text:p>
          </table:table-cell>
          <table:table-cell office:value-type="string">
            <text:p>Mie Ayam</text:p>
          </table:table-cell>
          <table:table-cell office:value-type="float" office:value="3000">
            <text:p>3000</text:p>
          </table:table-cell>
        </table:table-row>
        <table:table-row>
          <table:table-cell office:value-type="string">
            <text:p>MATOP6</text:p>
          </table:table-cell>
          <table:table-cell office:value-type="string">
            <text:p>Telur Mata Sapi</text:p>
          </table:table-cell>
          <table:table-cell office:value-type="string">
            <text:p>Mie Ayam</text:p>
          </table:table-cell>
          <table:table-cell office:value-type="float" office:value="4000">
            <text:p>4000</text:p>
          </table:table-cell>
        </table:table-row>
        <table:table-row>
          <table:table-cell office:value-type="string">
            <text:p>MATOP7</text:p>
          </table:table-cell>
          <table:table-cell office:value-type="string">
            <text:p>Balungan Rica Ayam</text:p>
          </table:table-cell>
          <table:table-cell office:value-type="string">
            <text:p>Mie Ayam</text:p>
          </table:table-cell>
          <table:table-cell office:value-type="float" office:value="4000">
            <text:p>4000</text:p>
          </table:table-cell>
        </table:table-row>
        <table:table-row>
          <table:table-cell office:value-type="string">
            <text:p>MATOP8</text:p>
          </table:table-cell>
          <table:table-cell office:value-type="string">
            <text:p>Extra Sawi</text:p>
          </table:table-cell>
          <table:table-cell office:value-type="string">
            <text:p>Mie Ayam</text:p>
          </table:table-cell>
          <table:table-cell office:value-type="float" office:value="1000">
            <text:p>1000</text:p>
          </table:table-cell>
        </table:table-row>
        <table:table-row>
          <table:table-cell office:value-type="string">
            <text:p>MATOP9</text:p>
          </table:table-cell>
          <table:table-cell office:value-type="string">
            <text:p>Extra Acar</text:p>
          </table:table-cell>
          <table:table-cell office:value-type="string">
            <text:p>Mie Ayam</text:p>
          </table:table-cell>
          <table:table-cell office:value-type="float" office:value="1000">
            <text:p>1000</text:p>
          </table:table-cell>
        </table:table-row>
        <table:table-row>
          <table:table-cell office:value-type="string">
            <text:p>none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</table:table-row>
        <table:table-row>
          <table:table-cell office:value-type="string">
            <text:p>STTOP1</text:p>
          </table:table-cell>
          <table:table-cell office:value-type="string">
            <text:p>Tetelan Sapi</text:p>
          </table:table-cell>
          <table:table-cell office:value-type="string">
            <text:p>Soto</text:p>
          </table:table-cell>
          <table:table-cell office:value-type="float" office:value="7000">
            <text:p>7000</text:p>
          </table:table-cell>
        </table:table-row>
      </table:table>
      <table:table table:name="topping_order"/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3</meta:generator>
    <meta:initial-creator>phpMyAdmin 5.0.3</meta:initial-creator>
    <meta:creation-date>2021-12-13T11:41:26</meta:creation-date>
  </office:meta>
</office:document-meta>
</file>